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3a30" officeooo:paragraph-rsid="00193a30"/>
    </style:style>
    <style:style style:name="P2" style:family="paragraph" style:parent-style-name="Standard">
      <style:text-properties fo:font-size="14pt" officeooo:rsid="00193a30" officeooo:paragraph-rsid="00193a30" style:font-size-asian="14pt" style:font-size-complex="14pt"/>
    </style:style>
    <style:style style:name="P3" style:family="paragraph" style:parent-style-name="Standard">
      <style:text-properties fo:font-size="12pt" officeooo:rsid="00193a30" officeooo:paragraph-rsid="00193a30" style:font-size-asian="10.5pt" style:font-size-complex="12pt"/>
    </style:style>
    <style:style style:name="P4" style:family="paragraph" style:parent-style-name="Standard">
      <style:text-properties officeooo:rsid="001a0104" officeooo:paragraph-rsid="001a0104"/>
    </style:style>
    <style:style style:name="P5" style:family="paragraph" style:parent-style-name="Standard">
      <style:text-properties officeooo:rsid="001b702d" officeooo:paragraph-rsid="001b702d"/>
    </style:style>
    <style:style style:name="T1" style:family="text">
      <style:text-properties officeooo:rsid="001a0104"/>
    </style:style>
    <style:style style:name="T2" style:family="text">
      <style:text-properties officeooo:rsid="001bc016"/>
    </style:style>
    <style:style style:name="T3" style:family="text">
      <style:text-properties officeooo:rsid="001e5d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 sulle funzioni per la gestionde degli EQDSK di EG</text:p>
      <text:p text:style-name="P2"/>
      <text:p text:style-name="P3"/>
      <text:p text:style-name="P1"/>
      <text:p text:style-name="P4"><text:s/>Puoi creare gli eqdsk con: <text:span text:style-name="T2">(N.B.: devo sempre prima caricare il modulo: </text:span><text:span text:style-name="T3">py39</text:span><text:span text:style-name="T2">)</text:span></text:p>
      <text:p text:style-name="P4"/>
      <text:p text:style-name="P4">heimdall130:~/colleghi/senni&gt; python eqdsk_dump.py 103099 44.0 44.5</text:p>
      <text:p text:style-name="P4">Saving time: 44.0</text:p>
      <text:p text:style-name="P4">-1.6981595</text:p>
      <text:p text:style-name="P4">Saving time: 44.5</text:p>
      <text:p text:style-name="P4">-1.6969717</text:p>
      <text:p text:style-name="P4"/>
      <text:p text:style-name="P5">(<text:span text:style-name="T1">devi eseguirlo nella tua directory perché deve scrivere i file eqdsk ed ovviamente non hai il permesso di scrivere nella mia directory.</text:span>)</text:p>
      <text:p text:style-name="P5"/>
      <text:p text:style-name="P4">e vedere e file con:</text:p>
      <text:p text:style-name="P4"/>
      <text:p text:style-name="P4">heimdall130:~/colleghi/senni&gt; python tkeqdsk.py</text:p>
      <text:p text:style-name="P4"/>
      <text:p text:style-name="P4">Inoltre li puoi leggere da python con la funzione eqdsk_read che si trova in eqdsk.py :</text:p>
      <text:p text:style-name="P4"/>
      <text:p text:style-name="P5">+</text:p>
      <text:p text:style-name="P4">eqdsk.py è un modulo che va importato:</text:p>
      <text:p text:style-name="P4"/>
      <text:p text:style-name="P4">from eqdsk import eqdsk_read</text:p>
      <text:p text:style-name="P4">w = eqdsk_read('filenbame'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3-12-01T11:09:19.188512453</meta:creation-date>
    <dc:date>2023-12-01T12:14:10.467735091</dc:date>
    <meta:editing-duration>PT33M20S</meta:editing-duration>
    <meta:editing-cycles>3</meta:editing-cycles>
    <meta:generator>LibreOffice/7.2.4.1$Linux_X86_64 LibreOffice_project/27d75539669ac387bb498e35313b970b7fe9c4f9</meta:generator>
    <meta:document-statistic meta:table-count="0" meta:image-count="0" meta:object-count="0" meta:page-count="1" meta:paragraph-count="15" meta:word-count="98" meta:character-count="638" meta:non-whitespace-character-count="554"/>
  </office:meta>
</office:document-meta>
</file>